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9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5" style:family="graphic" style:parent-style-name="objectwithoutfill">
      <style:graphic-properties svg:stroke-color="#000000" draw:fill="solid" draw:fill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3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3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2.40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3.74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3.39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3.32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3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7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3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size-asian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7pt" style:font-size-complex="18pt"/>
    </style:style>
    <style:style style:name="T2" style:family="text">
      <style:text-properties fo:font-size="18pt" style:font-size-asian="13pt" style:font-size-complex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line draw:style-name="gr1" draw:text-style-name="P1" draw:layer="layout" svg:x1="6.6cm" svg:y1="6.48cm" svg:x2="6.6cm" svg:y2="6.96cm">
          <text:p/>
        </draw:line>
        <draw:line draw:style-name="gr1" draw:text-style-name="P1" draw:layer="layout" svg:x1="6.3cm" svg:y1="6.72cm" svg:x2="6.9cm" svg:y2="6.72cm">
          <text:p/>
        </draw:line>
        <draw:line draw:style-name="gr1" draw:text-style-name="P1" draw:layer="layout" svg:x1="6.6cm" svg:y1="6.96cm" svg:x2="6.3cm" svg:y2="7.2cm">
          <text:p/>
        </draw:line>
        <draw:line draw:style-name="gr1" draw:text-style-name="P1" draw:layer="layout" svg:x1="6.6cm" svg:y1="6.96cm" svg:x2="6.9cm" svg:y2="7.2cm">
          <text:p/>
        </draw:line>
        <draw:custom-shape draw:style-name="gr2" draw:text-style-name="P2" draw:layer="layout" svg:width="0.4cm" svg:height="0.48cm" svg:x="6.4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6cm" svg:y1="6.48cm" svg:x2="6.6cm" svg:y2="6.96cm">
          <text:p/>
        </draw:line>
        <draw:line draw:style-name="gr1" draw:text-style-name="P1" draw:layer="layout" svg:x1="6.3cm" svg:y1="6.72cm" svg:x2="6.9cm" svg:y2="6.72cm">
          <text:p/>
        </draw:line>
        <draw:line draw:style-name="gr1" draw:text-style-name="P1" draw:layer="layout" svg:x1="6.6cm" svg:y1="6.96cm" svg:x2="6.3cm" svg:y2="7.2cm">
          <text:p/>
        </draw:line>
        <draw:line draw:style-name="gr1" draw:text-style-name="P1" draw:layer="layout" svg:x1="6.6cm" svg:y1="6.96cm" svg:x2="6.9cm" svg:y2="7.2cm">
          <text:p/>
        </draw:line>
        <draw:frame draw:style-name="gr3" draw:text-style-name="P3" draw:layer="layout" svg:width="3cm" svg:height="2.089cm" svg:x="5.5cm" svg:y="7.4cm">
          <draw:text-box>
            <text:p>사용자</text:p>
          </draw:text-box>
        </draw:frame>
        <draw:frame draw:style-name="gr4" draw:text-style-name="P3" draw:layer="layout" svg:width="8.2cm" svg:height="1.17cm" svg:x="9.8cm" svg:y="2.6cm">
          <draw:text-box>
            <text:p>* Actor Diagram</text:p>
          </draw:text-box>
        </draw:frame>
        <draw:frame draw:style-name="gr4" draw:text-style-name="P3" draw:layer="layout" svg:width="8.2cm" svg:height="1.17cm" svg:x="4.3cm" svg:y="4.43cm">
          <draw:text-box>
            <text:p>Primary Actor</text:p>
          </draw:text-box>
        </draw:frame>
        <draw:frame draw:style-name="gr4" draw:text-style-name="P3" draw:layer="layout" svg:width="8.2cm" svg:height="1.17cm" svg:x="15.7cm" svg:y="4.43cm">
          <draw:text-box>
            <text:p>Secondary Actor</text:p>
          </draw:text-box>
        </draw:frame>
        <draw:line draw:style-name="gr1" draw:text-style-name="P1" draw:layer="layout" svg:x1="4.8cm" svg:y1="10.28cm" svg:x2="4.8cm" svg:y2="10.76cm">
          <text:p/>
        </draw:line>
        <draw:line draw:style-name="gr1" draw:text-style-name="P1" draw:layer="layout" svg:x1="4.5cm" svg:y1="10.52cm" svg:x2="5.1cm" svg:y2="10.52cm">
          <text:p/>
        </draw:line>
        <draw:line draw:style-name="gr1" draw:text-style-name="P1" draw:layer="layout" svg:x1="4.8cm" svg:y1="10.76cm" svg:x2="4.5cm" svg:y2="11cm">
          <text:p/>
        </draw:line>
        <draw:line draw:style-name="gr1" draw:text-style-name="P1" draw:layer="layout" svg:x1="4.8cm" svg:y1="10.76cm" svg:x2="5.1cm" svg:y2="11cm">
          <text:p/>
        </draw:line>
        <draw:custom-shape draw:style-name="gr2" draw:text-style-name="P2" draw:layer="layout" svg:width="0.4cm" svg:height="0.48cm" svg:x="4.6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cm" svg:y1="10.28cm" svg:x2="4.8cm" svg:y2="10.76cm">
          <text:p/>
        </draw:line>
        <draw:line draw:style-name="gr1" draw:text-style-name="P1" draw:layer="layout" svg:x1="4.5cm" svg:y1="10.52cm" svg:x2="5.1cm" svg:y2="10.52cm">
          <text:p/>
        </draw:line>
        <draw:line draw:style-name="gr1" draw:text-style-name="P1" draw:layer="layout" svg:x1="4.8cm" svg:y1="10.76cm" svg:x2="4.5cm" svg:y2="11cm">
          <text:p/>
        </draw:line>
        <draw:line draw:style-name="gr1" draw:text-style-name="P1" draw:layer="layout" svg:x1="4.8cm" svg:y1="10.76cm" svg:x2="5.1cm" svg:y2="11cm">
          <text:p/>
        </draw:line>
        <draw:frame draw:style-name="gr3" draw:text-style-name="P3" draw:layer="layout" svg:width="3cm" svg:height="2.089cm" svg:x="4cm" svg:y="11.1cm">
          <draw:text-box>
            <text:p>회원</text:p>
          </draw:text-box>
        </draw:frame>
        <draw:line draw:style-name="gr1" draw:text-style-name="P1" draw:layer="layout" svg:x1="8.5cm" svg:y1="10.28cm" svg:x2="8.5cm" svg:y2="10.76cm">
          <text:p/>
        </draw:line>
        <draw:line draw:style-name="gr1" draw:text-style-name="P1" draw:layer="layout" svg:x1="8.2cm" svg:y1="10.52cm" svg:x2="8.8cm" svg:y2="10.52cm">
          <text:p/>
        </draw:line>
        <draw:line draw:style-name="gr1" draw:text-style-name="P1" draw:layer="layout" svg:x1="8.5cm" svg:y1="10.76cm" svg:x2="8.2cm" svg:y2="11cm">
          <text:p/>
        </draw:line>
        <draw:line draw:style-name="gr1" draw:text-style-name="P1" draw:layer="layout" svg:x1="8.5cm" svg:y1="10.76cm" svg:x2="8.8cm" svg:y2="11cm">
          <text:p/>
        </draw:line>
        <draw:custom-shape draw:style-name="gr2" draw:text-style-name="P2" draw:layer="layout" svg:width="0.4cm" svg:height="0.48cm" svg:x="8.3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cm" svg:y1="10.28cm" svg:x2="8.5cm" svg:y2="10.76cm">
          <text:p/>
        </draw:line>
        <draw:line draw:style-name="gr1" draw:text-style-name="P1" draw:layer="layout" svg:x1="8.2cm" svg:y1="10.52cm" svg:x2="8.8cm" svg:y2="10.52cm">
          <text:p/>
        </draw:line>
        <draw:line draw:style-name="gr1" draw:text-style-name="P1" draw:layer="layout" svg:x1="8.5cm" svg:y1="10.76cm" svg:x2="8.2cm" svg:y2="11cm">
          <text:p/>
        </draw:line>
        <draw:line draw:style-name="gr1" draw:text-style-name="P1" draw:layer="layout" svg:x1="8.5cm" svg:y1="10.76cm" svg:x2="8.8cm" svg:y2="11cm">
          <text:p/>
        </draw:line>
        <draw:frame draw:style-name="gr3" draw:text-style-name="P3" draw:layer="layout" svg:width="3cm" svg:height="2.089cm" svg:x="7.4cm" svg:y="11.1cm">
          <draw:text-box>
            <text:p>비회원</text:p>
          </draw:text-box>
        </draw:frame>
        <draw:line draw:style-name="gr1" draw:text-style-name="P1" draw:layer="layout" svg:x1="16.6cm" svg:y1="6.48cm" svg:x2="16.6cm" svg:y2="6.96cm">
          <text:p/>
        </draw:line>
        <draw:line draw:style-name="gr1" draw:text-style-name="P1" draw:layer="layout" svg:x1="16.3cm" svg:y1="6.72cm" svg:x2="16.9cm" svg:y2="6.72cm">
          <text:p/>
        </draw:line>
        <draw:line draw:style-name="gr1" draw:text-style-name="P1" draw:layer="layout" svg:x1="16.6cm" svg:y1="6.96cm" svg:x2="16.3cm" svg:y2="7.2cm">
          <text:p/>
        </draw:line>
        <draw:line draw:style-name="gr1" draw:text-style-name="P1" draw:layer="layout" svg:x1="16.6cm" svg:y1="6.96cm" svg:x2="16.9cm" svg:y2="7.2cm">
          <text:p/>
        </draw:line>
        <draw:custom-shape draw:style-name="gr2" draw:text-style-name="P2" draw:layer="layout" svg:width="0.4cm" svg:height="0.48cm" svg:x="16.4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cm" svg:y1="6.48cm" svg:x2="16.6cm" svg:y2="6.96cm">
          <text:p/>
        </draw:line>
        <draw:line draw:style-name="gr1" draw:text-style-name="P1" draw:layer="layout" svg:x1="16.3cm" svg:y1="6.72cm" svg:x2="16.9cm" svg:y2="6.72cm">
          <text:p/>
        </draw:line>
        <draw:line draw:style-name="gr1" draw:text-style-name="P1" draw:layer="layout" svg:x1="16.6cm" svg:y1="6.96cm" svg:x2="16.3cm" svg:y2="7.2cm">
          <text:p/>
        </draw:line>
        <draw:line draw:style-name="gr1" draw:text-style-name="P1" draw:layer="layout" svg:x1="16.6cm" svg:y1="6.96cm" svg:x2="16.9cm" svg:y2="7.2cm">
          <text:p/>
        </draw:line>
        <draw:frame draw:style-name="gr3" draw:text-style-name="P3" draw:layer="layout" svg:width="3cm" svg:height="2.089cm" svg:x="15.5cm" svg:y="7.4cm">
          <draw:text-box>
            <text:p>구글지도</text:p>
          </draw:text-box>
        </draw:frame>
        <draw:line draw:style-name="gr1" draw:text-style-name="P1" draw:layer="layout" svg:x1="20.3cm" svg:y1="6.48cm" svg:x2="20.3cm" svg:y2="6.96cm">
          <text:p/>
        </draw:line>
        <draw:line draw:style-name="gr1" draw:text-style-name="P1" draw:layer="layout" svg:x1="20cm" svg:y1="6.72cm" svg:x2="20.6cm" svg:y2="6.72cm">
          <text:p/>
        </draw:line>
        <draw:line draw:style-name="gr1" draw:text-style-name="P1" draw:layer="layout" svg:x1="20.3cm" svg:y1="6.96cm" svg:x2="20cm" svg:y2="7.2cm">
          <text:p/>
        </draw:line>
        <draw:line draw:style-name="gr1" draw:text-style-name="P1" draw:layer="layout" svg:x1="20.3cm" svg:y1="6.96cm" svg:x2="20.6cm" svg:y2="7.2cm">
          <text:p/>
        </draw:line>
        <draw:custom-shape draw:style-name="gr2" draw:text-style-name="P2" draw:layer="layout" svg:width="0.4cm" svg:height="0.48cm" svg:x="20.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3cm" svg:y1="6.48cm" svg:x2="20.3cm" svg:y2="6.96cm">
          <text:p/>
        </draw:line>
        <draw:line draw:style-name="gr1" draw:text-style-name="P1" draw:layer="layout" svg:x1="20cm" svg:y1="6.72cm" svg:x2="20.6cm" svg:y2="6.72cm">
          <text:p/>
        </draw:line>
        <draw:line draw:style-name="gr1" draw:text-style-name="P1" draw:layer="layout" svg:x1="20.3cm" svg:y1="6.96cm" svg:x2="20cm" svg:y2="7.2cm">
          <text:p/>
        </draw:line>
        <draw:line draw:style-name="gr1" draw:text-style-name="P1" draw:layer="layout" svg:x1="20.3cm" svg:y1="6.96cm" svg:x2="20.6cm" svg:y2="7.2cm">
          <text:p/>
        </draw:line>
        <draw:frame draw:style-name="gr3" draw:text-style-name="P3" draw:layer="layout" svg:width="3cm" svg:height="2.089cm" svg:x="19.2cm" svg:y="7.4cm">
          <draw:text-box>
            <text:p>구글메일</text:p>
          </draw:text-box>
        </draw:frame>
        <draw:line draw:style-name="gr5" draw:text-style-name="P4" draw:layer="layout" svg:x1="12.4cm" svg:y1="4.2cm" svg:x2="12.4cm" svg:y2="14cm">
          <text:p/>
        </draw:line>
        <draw:line draw:style-name="gr6" draw:text-style-name="P1" draw:layer="layout" svg:x1="4.8cm" svg:y1="9.6cm" svg:x2="6.4cm" svg:y2="8.6cm">
          <text:p/>
        </draw:line>
        <draw:line draw:style-name="gr6" draw:text-style-name="P1" draw:layer="layout" svg:x1="8.4cm" svg:y1="9.689cm" svg:x2="7cm" svg:y2="8.6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0">
        <draw:custom-shape draw:style-name="gr8" draw:text-style-name="P2" draw:layer="layout" svg:width="4cm" svg:height="0.9cm" svg:x="8.605cm" svg:y="13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3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4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4cm" svg:y="12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02cm" svg:height="0.9cm" svg:x="17.8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02cm" svg:height="0.9cm" svg:x="17.8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02cm" svg:height="0.9cm" svg:x="17.8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2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1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1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cm" svg:height="0.9cm" svg:x="8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8cm" svg:height="12.198cm" svg:x="8.8cm" svg:y="2.954cm">
          <draw:text-box>
            <text:p>게시글 작성</text:p>
            <text:p>게시글 수정</text:p>
            <text:p>게시글 삭제</text:p>
            <text:p>게시글 조회</text:p>
            <text:p>게시글 검색</text:p>
            <text:p>댓글 작성</text:p>
            <text:p>댓글 삭제</text:p>
            <text:p>댓글 조회</text:p>
            <text:p>좋아요 추가</text:p>
            <text:p>정보 수정</text:p>
            <text:p>회원 탈퇴</text:p>
            <text:p>로그아웃</text:p>
            <text:p/>
          </draw:text-box>
        </draw:frame>
        <draw:line draw:style-name="gr1" draw:text-style-name="P1" draw:layer="layout" svg:x1="6.2cm" svg:y1="6.28cm" svg:x2="6.2cm" svg:y2="6.76cm">
          <text:p/>
        </draw:line>
        <draw:line draw:style-name="gr1" draw:text-style-name="P1" draw:layer="layout" svg:x1="5.9cm" svg:y1="6.52cm" svg:x2="6.5cm" svg:y2="6.52cm">
          <text:p/>
        </draw:line>
        <draw:line draw:style-name="gr1" draw:text-style-name="P1" draw:layer="layout" svg:x1="6.2cm" svg:y1="6.76cm" svg:x2="5.9cm" svg:y2="7cm">
          <text:p/>
        </draw:line>
        <draw:line draw:style-name="gr1" draw:text-style-name="P1" draw:layer="layout" svg:x1="6.2cm" svg:y1="6.76cm" svg:x2="6.5cm" svg:y2="7cm">
          <text:p/>
        </draw:line>
        <draw:custom-shape draw:style-name="gr2" draw:text-style-name="P2" draw:layer="layout" svg:width="0.4cm" svg:height="0.48cm" svg:x="6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2cm" svg:y1="6.28cm" svg:x2="6.2cm" svg:y2="6.76cm">
          <text:p/>
        </draw:line>
        <draw:line draw:style-name="gr1" draw:text-style-name="P1" draw:layer="layout" svg:x1="5.9cm" svg:y1="6.52cm" svg:x2="6.5cm" svg:y2="6.52cm">
          <text:p/>
        </draw:line>
        <draw:line draw:style-name="gr1" draw:text-style-name="P1" draw:layer="layout" svg:x1="6.2cm" svg:y1="6.76cm" svg:x2="5.9cm" svg:y2="7cm">
          <text:p/>
        </draw:line>
        <draw:line draw:style-name="gr1" draw:text-style-name="P1" draw:layer="layout" svg:x1="6.2cm" svg:y1="6.76cm" svg:x2="6.5cm" svg:y2="7cm">
          <text:p/>
        </draw:line>
        <draw:frame draw:style-name="gr11" draw:text-style-name="P3" draw:layer="layout" svg:width="1.8cm" svg:height="1.289cm" svg:x="5.3cm" svg:y="7.111cm">
          <draw:text-box>
            <text:p>회원</text:p>
          </draw:text-box>
        </draw:frame>
        <draw:line draw:style-name="gr6" draw:text-style-name="P1" draw:layer="layout" svg:x1="6.4cm" svg:y1="5.8cm" svg:x2="8.6cm" svg:y2="3.6cm">
          <text:p/>
        </draw:line>
        <draw:custom-shape draw:style-name="gr9" draw:text-style-name="P2" draw:layer="layout" svg:width="5.002cm" svg:height="0.9cm" svg:x="17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4cm" svg:y1="6.28cm" svg:x2="8.6cm" svg:y2="4.4cm">
          <text:p/>
        </draw:line>
        <draw:line draw:style-name="gr6" draw:text-style-name="P1" draw:layer="layout" svg:x1="6.5cm" svg:y1="6.592cm" svg:x2="8.6cm" svg:y2="5.311cm">
          <text:p/>
        </draw:line>
        <draw:line draw:style-name="gr6" draw:text-style-name="P1" draw:layer="layout" svg:x1="6.6cm" svg:y1="6.8cm" svg:x2="8.6cm" svg:y2="6.4cm">
          <text:p/>
        </draw:line>
        <draw:line draw:style-name="gr6" draw:text-style-name="P1" draw:layer="layout" svg:x1="6.6cm" svg:y1="7.111cm" svg:x2="8.6cm" svg:y2="7.2cm">
          <text:p/>
        </draw:line>
        <draw:line draw:style-name="gr6" draw:text-style-name="P1" draw:layer="layout" svg:x1="6.8cm" svg:y1="7.4cm" svg:x2="8.601cm" svg:y2="8.301cm">
          <text:p/>
        </draw:line>
        <draw:line draw:style-name="gr6" draw:text-style-name="P1" draw:layer="layout" svg:x1="6.8cm" svg:y1="7.6cm" svg:x2="8.601cm" svg:y2="9.2cm">
          <text:p/>
        </draw:line>
        <draw:line draw:style-name="gr1" draw:text-style-name="P1" draw:layer="layout" svg:x1="15.467cm" svg:y1="6.28cm" svg:x2="15.467cm" svg:y2="6.76cm">
          <text:p/>
        </draw:line>
        <draw:line draw:style-name="gr1" draw:text-style-name="P1" draw:layer="layout" svg:x1="15.167cm" svg:y1="6.52cm" svg:x2="15.767cm" svg:y2="6.52cm">
          <text:p/>
        </draw:line>
        <draw:line draw:style-name="gr1" draw:text-style-name="P1" draw:layer="layout" svg:x1="15.467cm" svg:y1="6.76cm" svg:x2="15.167cm" svg:y2="7cm">
          <text:p/>
        </draw:line>
        <draw:line draw:style-name="gr1" draw:text-style-name="P1" draw:layer="layout" svg:x1="15.467cm" svg:y1="6.76cm" svg:x2="15.767cm" svg:y2="7cm">
          <text:p/>
        </draw:line>
        <draw:custom-shape draw:style-name="gr2" draw:text-style-name="P2" draw:layer="layout" svg:width="0.4cm" svg:height="0.48cm" svg:x="15.267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467cm" svg:y1="6.28cm" svg:x2="15.467cm" svg:y2="6.76cm">
          <text:p/>
        </draw:line>
        <draw:line draw:style-name="gr1" draw:text-style-name="P1" draw:layer="layout" svg:x1="15.167cm" svg:y1="6.52cm" svg:x2="15.767cm" svg:y2="6.52cm">
          <text:p/>
        </draw:line>
        <draw:line draw:style-name="gr1" draw:text-style-name="P1" draw:layer="layout" svg:x1="15.467cm" svg:y1="6.76cm" svg:x2="15.167cm" svg:y2="7cm">
          <text:p/>
        </draw:line>
        <draw:line draw:style-name="gr1" draw:text-style-name="P1" draw:layer="layout" svg:x1="15.467cm" svg:y1="6.76cm" svg:x2="15.767cm" svg:y2="7cm">
          <text:p/>
        </draw:line>
        <draw:frame draw:style-name="gr4" draw:text-style-name="P3" draw:layer="layout" svg:width="2.733cm" svg:height="1.17cm" svg:x="14.367cm" svg:y="7.111cm">
          <draw:text-box>
            <text:p>비회원</text:p>
          </draw:text-box>
        </draw:frame>
        <draw:line draw:style-name="gr6" draw:text-style-name="P1" draw:layer="layout" svg:x1="6.8cm" svg:y1="8cm" svg:x2="8.602cm" svg:y2="10cm">
          <text:p/>
        </draw:line>
        <draw:frame draw:style-name="gr12" draw:text-style-name="P3" draw:layer="layout" svg:width="4.4cm" svg:height="3.927cm" svg:x="18.402cm" svg:y="4.873cm">
          <draw:text-box>
            <text:p>회원가입</text:p>
            <text:p>ID 찾기</text:p>
            <text:p>비밀번호 찾기</text:p>
            <text:p>로그인</text:p>
          </draw:text-box>
        </draw:frame>
        <draw:line draw:style-name="gr6" draw:text-style-name="P1" draw:layer="layout" svg:x1="16cm" svg:y1="5.801cm" svg:x2="17.8cm" svg:y2="5.4cm">
          <text:p/>
        </draw:line>
        <draw:line draw:style-name="gr6" draw:text-style-name="P1" draw:layer="layout" svg:x1="16.2cm" svg:y1="6.6cm" svg:x2="17.801cm" svg:y2="6.4cm">
          <text:p/>
        </draw:line>
        <draw:line draw:style-name="gr6" draw:text-style-name="P1" draw:layer="layout" svg:x1="16.2cm" svg:y1="7cm" svg:x2="17.802cm" svg:y2="7.4cm">
          <text:p/>
        </draw:line>
        <draw:line draw:style-name="gr6" draw:text-style-name="P1" draw:layer="layout" svg:x1="16.6cm" svg:y1="8cm" svg:x2="17.802cm" svg:y2="8.4cm">
          <text:p/>
        </draw:line>
        <draw:line draw:style-name="gr6" draw:text-style-name="P1" draw:layer="layout" svg:x1="6.67cm" svg:y1="8cm" svg:x2="8.603cm" svg:y2="11cm">
          <text:p/>
        </draw:line>
        <draw:line draw:style-name="gr6" draw:text-style-name="P1" draw:layer="layout" svg:x1="6.4cm" svg:y1="8cm" svg:x2="8.604cm" svg:y2="11.8cm">
          <text:p/>
        </draw:line>
        <draw:line draw:style-name="gr6" draw:text-style-name="P1" draw:layer="layout" svg:x1="6cm" svg:y1="8cm" svg:x2="8.604cm" svg:y2="12.8cm">
          <text:p/>
        </draw:line>
        <draw:frame draw:style-name="gr13" draw:text-style-name="P6" draw:layer="layout" svg:width="1.624cm" svg:height="0.607cm" draw:transform="rotate (0.780162175641465) translate (6.242cm 5.257cm)">
          <draw:text-box>
            <text:p><text:span text:style-name="T1">본인게시물</text:span></text:p>
          </draw:text-box>
        </draw:frame>
        <draw:frame draw:style-name="gr14" draw:text-style-name="P6" draw:layer="layout" svg:width="1.624cm" svg:height="0.607cm" draw:transform="rotate (0.780162175641465) translate (6.443cm 5.658cm)">
          <draw:text-box>
            <text:p><text:span text:style-name="T1">본인게시물</text:span></text:p>
          </draw:text-box>
        </draw:frame>
        <draw:frame draw:style-name="gr14" draw:text-style-name="P6" draw:layer="layout" svg:width="1.624cm" svg:height="0.607cm" draw:transform="rotate (0.619940950308386) translate (6.526cm 6.098cm)">
          <draw:text-box>
            <text:p><text:span text:style-name="T1">본인게시물</text:span></text:p>
          </draw:text-box>
        </draw:frame>
        <draw:frame draw:style-name="gr14" draw:text-style-name="P6" draw:layer="layout" svg:width="1.624cm" svg:height="0.607cm" draw:transform="rotate (0.179768912955416) translate (6.581cm 6.35cm)">
          <draw:text-box>
            <text:p><text:span text:style-name="T1">전체게시물</text:span></text:p>
          </draw:text-box>
        </draw:frame>
        <draw:frame draw:style-name="gr14" draw:text-style-name="P6" draw:layer="layout" svg:width="1.624cm" svg:height="0.607cm" draw:transform="rotate (-0.0274016692563104) translate (6.632cm 6.679cm)">
          <draw:text-box>
            <text:p><text:span text:style-name="T1">전체게시물</text:span></text:p>
          </draw:text-box>
        </draw:frame>
        <draw:frame draw:style-name="gr14" draw:text-style-name="P6" draw:layer="layout" svg:width="1.624cm" svg:height="0.607cm" draw:transform="rotate (-0.317300858012569) translate (6.859cm 7.064cm)">
          <draw:text-box>
            <text:p><text:span text:style-name="T1">본인 댓글</text:span></text:p>
          </draw:text-box>
        </draw:frame>
        <draw:frame draw:style-name="gr14" draw:text-style-name="P6" draw:layer="layout" svg:width="1.624cm" svg:height="0.607cm" draw:transform="rotate (-0.635823446501535) translate (7.364cm 7.532cm)">
          <draw:text-box>
            <text:p><text:span text:style-name="T1">본인 댓글</text:span></text:p>
          </draw:text-box>
        </draw:frame>
        <draw:frame draw:style-name="gr14" draw:text-style-name="P6" draw:layer="layout" svg:width="1.624cm" svg:height="0.607cm" draw:transform="rotate (-0.789063354826636) translate (7.379cm 8.016cm)">
          <draw:text-box>
            <text:p><text:span text:style-name="T1">전체 댓글</text:span></text:p>
          </draw:text-box>
        </draw:frame>
        <draw:line draw:style-name="gr6" draw:text-style-name="P1" draw:layer="layout" svg:x1="5.8cm" svg:y1="8cm" svg:x2="8.605cm" svg:y2="13.6cm">
          <text:p/>
        </draw:line>
        <draw:custom-shape draw:style-name="gr15" draw:text-style-name="P2" draw:layer="layout" svg:width="4.103cm" svg:height="0.9cm" svg:x="13.397cm" svg:y="11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8.398cm" svg:y="12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8.398cm" svg:y="11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8.497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8.396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14.294cm" svg:y="11.038cm">
          <draw:text-box>
            <text:p>게시판</text:p>
          </draw:text-box>
        </draw:frame>
        <draw:frame draw:style-name="gr20" draw:text-style-name="P7" draw:layer="layout" svg:width="5.802cm" svg:height="4.47cm" svg:x="18.998cm" svg:y="9.8cm">
          <draw:text-box>
            <text:p><text:span text:style-name="T2">한끼공유 게시판</text:span></text:p>
            <text:p><text:span text:style-name="T2">맛집공유 게시판</text:span></text:p>
            <text:p><text:span text:style-name="T2">자유게시판 게시판</text:span></text:p>
            <text:p><text:span text:style-name="T2">Q&amp;A</text:span><text:span text:style-name="T2">게시판 게시판</text:span></text:p>
          </draw:text-box>
        </draw:frame>
        <draw:line draw:style-name="gr6" draw:text-style-name="P1" draw:layer="layout" svg:x1="17cm" svg:y1="11.327cm" svg:x2="18.396cm" svg:y2="10.327cm">
          <text:p/>
        </draw:line>
        <draw:line draw:style-name="gr6" draw:text-style-name="P1" draw:layer="layout" svg:x1="17.5cm" svg:y1="11.527cm" svg:x2="18.497cm" svg:y2="11cm">
          <text:p/>
        </draw:line>
        <draw:line draw:style-name="gr6" draw:text-style-name="P1" draw:layer="layout" svg:x1="17.5cm" svg:y1="11.8cm" svg:x2="18.398cm" svg:y2="11.6cm">
          <text:p/>
        </draw:line>
        <draw:line draw:style-name="gr6" draw:text-style-name="P1" draw:layer="layout" svg:x1="16.8cm" svg:y1="12cm" svg:x2="18.398cm" svg:y2="12.4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17" draw:text-style-name="P2" draw:layer="layout" svg:width="5.502cm" svg:height="0.9cm" svg:x="11.403cm" svg:y="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3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3cm" svg:y="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2cm" svg:y="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103cm" svg:height="0.9cm" svg:x="0.4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5.40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5.401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5.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5.399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3.702cm" svg:height="2.089cm" svg:x="0.997cm" svg:y="3.411cm">
          <draw:text-box>
            <text:p><text:span text:style-name="T3">게시글작성</text:span></text:p>
          </draw:text-box>
        </draw:frame>
        <draw:frame draw:style-name="gr20" draw:text-style-name="P7" draw:layer="layout" svg:width="5.802cm" svg:height="4.47cm" svg:x="6.001cm" svg:y="2.073cm">
          <draw:text-box>
            <text:p><text:span text:style-name="T2">한끼공유 게시글 작성</text:span></text:p>
            <text:p><text:span text:style-name="T2">맛집공유 게시글 작성</text:span></text:p>
            <text:p><text:span text:style-name="T2">자유게시판 게시글 작성</text:span></text:p>
            <text:p><text:span text:style-name="T2">Q&amp;A</text:span><text:span text:style-name="T2">게시판 게시글 작성</text:span></text:p>
          </draw:text-box>
        </draw:frame>
        <draw:line draw:style-name="gr6" draw:text-style-name="P1" draw:layer="layout" svg:x1="4.003cm" svg:y1="3.6cm" svg:x2="5.399cm" svg:y2="2.6cm">
          <text:p/>
        </draw:line>
        <draw:line draw:style-name="gr6" draw:text-style-name="P1" draw:layer="layout" svg:x1="4.503cm" svg:y1="3.8cm" svg:x2="5.5cm" svg:y2="3.273cm">
          <text:p/>
        </draw:line>
        <draw:line draw:style-name="gr6" draw:text-style-name="P1" draw:layer="layout" svg:x1="4.203cm" svg:y1="4.273cm" svg:x2="5.401cm" svg:y2="3.873cm">
          <text:p/>
        </draw:line>
        <draw:line draw:style-name="gr6" draw:text-style-name="P1" draw:layer="layout" svg:x1="3.803cm" svg:y1="4.473cm" svg:x2="5.401cm" svg:y2="4.673cm">
          <text:p/>
        </draw:line>
        <draw:custom-shape draw:style-name="gr15" draw:text-style-name="P2" draw:layer="layout" svg:width="4.103cm" svg:height="0.9cm" svg:x="0.4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5.401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5.401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5.5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5.39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3.702cm" svg:height="2.089cm" svg:x="0.997cm" svg:y="7.311cm">
          <draw:text-box>
            <text:p><text:span text:style-name="T3">게시글수정</text:span></text:p>
          </draw:text-box>
        </draw:frame>
        <draw:frame draw:style-name="gr20" draw:text-style-name="P7" draw:layer="layout" svg:width="5.802cm" svg:height="4.47cm" svg:x="6.001cm" svg:y="6.07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4.003cm" svg:y1="7.5cm" svg:x2="5.399cm" svg:y2="6.5cm">
          <text:p/>
        </draw:line>
        <draw:line draw:style-name="gr6" draw:text-style-name="P1" draw:layer="layout" svg:x1="4.503cm" svg:y1="7.7cm" svg:x2="5.5cm" svg:y2="7.173cm">
          <text:p/>
        </draw:line>
        <draw:line draw:style-name="gr6" draw:text-style-name="P1" draw:layer="layout" svg:x1="4.203cm" svg:y1="8.173cm" svg:x2="5.401cm" svg:y2="7.773cm">
          <text:p/>
        </draw:line>
        <draw:line draw:style-name="gr6" draw:text-style-name="P1" draw:layer="layout" svg:x1="3.803cm" svg:y1="8.373cm" svg:x2="5.401cm" svg:y2="8.573cm">
          <text:p/>
        </draw:line>
        <draw:line draw:style-name="gr6" draw:text-style-name="P1" draw:layer="layout" svg:x1="10.803cm" svg:y1="6.701cm" svg:x2="11.403cm" svg:y2="6.543cm">
          <text:p/>
        </draw:line>
        <draw:frame draw:style-name="gr20" draw:text-style-name="P7" draw:layer="layout" svg:width="5.403cm" svg:height="4.47cm" svg:x="11.502cm" svg:y="6.073cm">
          <draw:text-box>
            <text:p><text:span text:style-name="T2">한끼공유 게시물 수정</text:span></text:p>
            <text:p><text:span text:style-name="T2">맛집공유 게시물 수정</text:span></text:p>
            <text:p><text:span text:style-name="T2">자유게시판 게시물 수정</text:span></text:p>
            <text:p><text:span text:style-name="T2">Q&amp;A</text:span><text:span text:style-name="T2">게시판 게시물 수정</text:span></text:p>
          </draw:text-box>
        </draw:frame>
        <draw:line draw:style-name="gr6" draw:text-style-name="P1" draw:layer="layout" svg:x1="10.803cm" svg:y1="7.237cm" svg:x2="11.403cm" svg:y2="7.237cm">
          <text:p/>
        </draw:line>
        <draw:line draw:style-name="gr6" draw:text-style-name="P1" draw:layer="layout" svg:x1="10.803cm" svg:y1="7.837cm" svg:x2="11.402cm" svg:y2="7.837cm">
          <text:p/>
        </draw:line>
        <draw:line draw:style-name="gr6" draw:text-style-name="P1" draw:layer="layout" svg:x1="11.103cm" svg:y1="8.737cm" svg:x2="11.703cm" svg:y2="8.579cm">
          <text:p/>
        </draw:line>
        <draw:custom-shape draw:style-name="gr15" draw:text-style-name="P2" draw:layer="layout" svg:width="4.103cm" svg:height="0.9cm" svg:x="12.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7.501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7.501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7.6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7.499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13.097cm" svg:y="3.468cm">
          <draw:text-box>
            <text:p>게시글조회</text:p>
          </draw:text-box>
        </draw:frame>
        <draw:frame draw:style-name="gr20" draw:text-style-name="P7" draw:layer="layout" svg:width="5.802cm" svg:height="4.47cm" svg:x="18.101cm" svg:y="2.2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16.103cm" svg:y1="3.657cm" svg:x2="17.499cm" svg:y2="2.657cm">
          <text:p/>
        </draw:line>
        <draw:line draw:style-name="gr6" draw:text-style-name="P1" draw:layer="layout" svg:x1="16.603cm" svg:y1="3.857cm" svg:x2="17.6cm" svg:y2="3.33cm">
          <text:p/>
        </draw:line>
        <draw:line draw:style-name="gr6" draw:text-style-name="P1" draw:layer="layout" svg:x1="16.303cm" svg:y1="4.33cm" svg:x2="17.501cm" svg:y2="3.93cm">
          <text:p/>
        </draw:line>
        <draw:line draw:style-name="gr6" draw:text-style-name="P1" draw:layer="layout" svg:x1="15.903cm" svg:y1="4.53cm" svg:x2="17.501cm" svg:y2="4.73cm">
          <text:p/>
        </draw:line>
        <draw:custom-shape draw:style-name="gr15" draw:text-style-name="P2" draw:layer="layout" svg:width="4.103cm" svg:height="0.9cm" svg:x="0.399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5.4cm" svg:y="12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5.4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5.499cm" svg:y="10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5.398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0.996cm" svg:y="11.468cm">
          <draw:text-box>
            <text:p>게시글삭제</text:p>
          </draw:text-box>
        </draw:frame>
        <draw:frame draw:style-name="gr20" draw:text-style-name="P7" draw:layer="layout" svg:width="5.802cm" svg:height="4.47cm" svg:x="6cm" svg:y="10.1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4.002cm" svg:y1="11.657cm" svg:x2="5.398cm" svg:y2="10.657cm">
          <text:p/>
        </draw:line>
        <draw:line draw:style-name="gr6" draw:text-style-name="P1" draw:layer="layout" svg:x1="4.502cm" svg:y1="11.857cm" svg:x2="5.499cm" svg:y2="11.33cm">
          <text:p/>
        </draw:line>
        <draw:line draw:style-name="gr6" draw:text-style-name="P1" draw:layer="layout" svg:x1="4.202cm" svg:y1="12.33cm" svg:x2="5.4cm" svg:y2="11.93cm">
          <text:p/>
        </draw:line>
        <draw:line draw:style-name="gr6" draw:text-style-name="P1" draw:layer="layout" svg:x1="3.802cm" svg:y1="12.53cm" svg:x2="5.4cm" svg:y2="12.73cm">
          <text:p/>
        </draw:line>
        <draw:custom-shape draw:style-name="gr17" draw:text-style-name="P2" draw:layer="layout" svg:width="5.502cm" svg:height="0.9cm" svg:x="11.403cm" svg:y="10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3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3cm" svg:y="1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1.402cm" svg:y="1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803cm" svg:y1="10.759cm" svg:x2="11.403cm" svg:y2="10.601cm">
          <text:p/>
        </draw:line>
        <draw:line draw:style-name="gr6" draw:text-style-name="P1" draw:layer="layout" svg:x1="10.803cm" svg:y1="11.295cm" svg:x2="11.403cm" svg:y2="11.295cm">
          <text:p/>
        </draw:line>
        <draw:line draw:style-name="gr6" draw:text-style-name="P1" draw:layer="layout" svg:x1="10.803cm" svg:y1="11.895cm" svg:x2="11.402cm" svg:y2="11.895cm">
          <text:p/>
        </draw:line>
        <draw:line draw:style-name="gr6" draw:text-style-name="P1" draw:layer="layout" svg:x1="11.103cm" svg:y1="12.795cm" svg:x2="11.703cm" svg:y2="12.637cm">
          <text:p/>
        </draw:line>
        <draw:frame draw:style-name="gr20" draw:text-style-name="P7" draw:layer="layout" svg:width="5.402cm" svg:height="4.47cm" svg:x="11.502cm" svg:y="10.03cm">
          <draw:text-box>
            <text:p><text:span text:style-name="T2">한끼공유 게시글 삭제</text:span></text:p>
            <text:p><text:span text:style-name="T2">맛집공유 게시글 삭제</text:span></text:p>
            <text:p><text:span text:style-name="T2">자유게시판 게시글 삭제</text:span></text:p>
            <text:p><text:span text:style-name="T2">Q&amp;A</text:span><text:span text:style-name="T2">게시판 게시글 삭제</text:span></text:p>
          </draw:text-box>
        </draw:frame>
        <draw:custom-shape draw:style-name="gr15" draw:text-style-name="P2" draw:layer="layout" svg:width="4.103cm" svg:height="0.9cm" svg:x="1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22.0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22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17.597cm" svg:y="9.01cm">
          <draw:text-box>
            <text:p>게시글검색</text:p>
          </draw:text-box>
        </draw:frame>
        <draw:frame draw:style-name="gr21" draw:text-style-name="P7" draw:layer="layout" svg:width="5.802cm" svg:height="1.571cm" svg:x="22.601cm" svg:y="8.572cm">
          <draw:text-box>
            <text:p><text:span text:style-name="T2">전체게시판 검색</text:span></text:p>
            <text:p><text:span text:style-name="T2">게시판 별 검색</text:span></text:p>
          </draw:text-box>
        </draw:frame>
        <draw:line draw:style-name="gr6" draw:text-style-name="P1" draw:layer="layout" svg:x1="21.103cm" svg:y1="9.499cm" svg:x2="22.1cm" svg:y2="8.972cm">
          <text:p/>
        </draw:line>
        <draw:line draw:style-name="gr6" draw:text-style-name="P1" draw:layer="layout" svg:x1="20.803cm" svg:y1="9.972cm" svg:x2="22.001cm" svg:y2="9.572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custom-shape draw:style-name="gr17" draw:text-style-name="P2" draw:layer="layout" svg:width="5.502cm" svg:height="0.9cm" svg:x="16.303cm" svg:y="8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8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2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103cm" svg:height="0.9cm" svg:x="5.3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0.301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0.301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0.4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0.299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3.702cm" svg:height="2.089cm" svg:x="5.897cm" svg:y="9.411cm">
          <draw:text-box>
            <text:p><text:span text:style-name="T3">댓글 삭제</text:span></text:p>
          </draw:text-box>
        </draw:frame>
        <draw:frame draw:style-name="gr20" draw:text-style-name="P7" draw:layer="layout" svg:width="5.802cm" svg:height="4.47cm" svg:x="10.901cm" svg:y="8.17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8.903cm" svg:y1="9.6cm" svg:x2="10.299cm" svg:y2="8.6cm">
          <text:p/>
        </draw:line>
        <draw:line draw:style-name="gr6" draw:text-style-name="P1" draw:layer="layout" svg:x1="9.403cm" svg:y1="9.8cm" svg:x2="10.4cm" svg:y2="9.273cm">
          <text:p/>
        </draw:line>
        <draw:line draw:style-name="gr6" draw:text-style-name="P1" draw:layer="layout" svg:x1="9.103cm" svg:y1="10.273cm" svg:x2="10.301cm" svg:y2="9.873cm">
          <text:p/>
        </draw:line>
        <draw:line draw:style-name="gr6" draw:text-style-name="P1" draw:layer="layout" svg:x1="8.703cm" svg:y1="10.473cm" svg:x2="10.301cm" svg:y2="10.673cm">
          <text:p/>
        </draw:line>
        <draw:line draw:style-name="gr6" draw:text-style-name="P1" draw:layer="layout" svg:x1="15.703cm" svg:y1="8.801cm" svg:x2="16.303cm" svg:y2="8.643cm">
          <text:p/>
        </draw:line>
        <draw:frame draw:style-name="gr20" draw:text-style-name="P7" draw:layer="layout" svg:width="5.403cm" svg:height="4.47cm" svg:x="16.402cm" svg:y="8.173cm">
          <draw:text-box>
            <text:p text:style-name="P10"><text:span text:style-name="T2">해당 게시물 댓글 삭제</text:span></text:p>
            <text:p text:style-name="P10"><text:span text:style-name="T2">해당 게시물 댓글 삭제</text:span></text:p>
            <text:p text:style-name="P10"><text:span text:style-name="T2">해당 게시물 댓글 삭제</text:span></text:p>
            <text:p text:style-name="P10"><text:span text:style-name="T2">해당 게시물 댓글 삭제</text:span></text:p>
          </draw:text-box>
        </draw:frame>
        <draw:line draw:style-name="gr6" draw:text-style-name="P1" draw:layer="layout" svg:x1="15.703cm" svg:y1="9.337cm" svg:x2="16.303cm" svg:y2="9.337cm">
          <text:p/>
        </draw:line>
        <draw:line draw:style-name="gr6" draw:text-style-name="P1" draw:layer="layout" svg:x1="15.703cm" svg:y1="9.937cm" svg:x2="16.302cm" svg:y2="9.937cm">
          <text:p/>
        </draw:line>
        <draw:line draw:style-name="gr6" draw:text-style-name="P1" draw:layer="layout" svg:x1="16.003cm" svg:y1="10.837cm" svg:x2="16.603cm" svg:y2="10.679cm">
          <text:p/>
        </draw:line>
        <draw:custom-shape draw:style-name="gr15" draw:text-style-name="P2" draw:layer="layout" svg:width="4.103cm" svg:height="0.9cm" svg:x="5.299cm" svg:y="13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0.3cm" svg:y="1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0.3cm" svg:y="1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0.399cm" svg:y="12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0.29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5.596cm" svg:y="12.968cm">
          <draw:text-box>
            <text:p>좋아요 추가</text:p>
          </draw:text-box>
        </draw:frame>
        <draw:frame draw:style-name="gr20" draw:text-style-name="P7" draw:layer="layout" svg:width="5.802cm" svg:height="4.47cm" svg:x="10.9cm" svg:y="11.6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8.902cm" svg:y1="13.157cm" svg:x2="10.298cm" svg:y2="12.157cm">
          <text:p/>
        </draw:line>
        <draw:line draw:style-name="gr6" draw:text-style-name="P1" draw:layer="layout" svg:x1="9.402cm" svg:y1="13.357cm" svg:x2="10.399cm" svg:y2="12.83cm">
          <text:p/>
        </draw:line>
        <draw:line draw:style-name="gr6" draw:text-style-name="P1" draw:layer="layout" svg:x1="9.102cm" svg:y1="13.83cm" svg:x2="10.3cm" svg:y2="13.43cm">
          <text:p/>
        </draw:line>
        <draw:line draw:style-name="gr6" draw:text-style-name="P1" draw:layer="layout" svg:x1="8.702cm" svg:y1="14.03cm" svg:x2="10.3cm" svg:y2="14.23cm">
          <text:p/>
        </draw:line>
        <draw:custom-shape draw:style-name="gr17" draw:text-style-name="P2" draw:layer="layout" svg:width="5.502cm" svg:height="0.9cm" svg:x="16.303cm" svg:y="11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1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2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703cm" svg:y1="12.259cm" svg:x2="16.303cm" svg:y2="12.101cm">
          <text:p/>
        </draw:line>
        <draw:line draw:style-name="gr6" draw:text-style-name="P1" draw:layer="layout" svg:x1="15.703cm" svg:y1="12.795cm" svg:x2="16.303cm" svg:y2="12.795cm">
          <text:p/>
        </draw:line>
        <draw:line draw:style-name="gr6" draw:text-style-name="P1" draw:layer="layout" svg:x1="15.703cm" svg:y1="13.395cm" svg:x2="16.302cm" svg:y2="13.395cm">
          <text:p/>
        </draw:line>
        <draw:line draw:style-name="gr6" draw:text-style-name="P1" draw:layer="layout" svg:x1="16.003cm" svg:y1="14.295cm" svg:x2="16.603cm" svg:y2="14.137cm">
          <text:p/>
        </draw:line>
        <draw:frame draw:style-name="gr20" draw:text-style-name="P7" draw:layer="layout" svg:width="5.402cm" svg:height="4.47cm" svg:x="16.502cm" svg:y="11.73cm">
          <draw:text-box>
            <text:p text:style-name="P10"><text:span text:style-name="T2">해당 게시물 좋아요 추가</text:span></text:p>
            <text:p text:style-name="P10"><text:span text:style-name="T2">해당 게시물 좋아요 추가</text:span></text:p>
            <text:p text:style-name="P10"><text:span text:style-name="T2">해당 게시물 좋아요 추가</text:span></text:p>
            <text:p text:style-name="P10"><text:span text:style-name="T2">해당 게시물 좋아요 추가</text:span></text:p>
          </draw:text-box>
        </draw:frame>
        <draw:custom-shape draw:style-name="gr17" draw:text-style-name="P2" draw:layer="layout" svg:width="5.502cm" svg:height="0.9cm" svg:x="16.303cm" svg:y="1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2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103cm" svg:height="0.9cm" svg:x="5.3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0.301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0.301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0.4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0.29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3.702cm" svg:height="2.089cm" svg:x="5.897cm" svg:y="2.511cm">
          <draw:text-box>
            <text:p><text:span text:style-name="T3">댓글 조회</text:span></text:p>
          </draw:text-box>
        </draw:frame>
        <draw:frame draw:style-name="gr20" draw:text-style-name="P7" draw:layer="layout" svg:width="5.802cm" svg:height="4.47cm" svg:x="10.901cm" svg:y="1.37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8.903cm" svg:y1="2.7cm" svg:x2="10.299cm" svg:y2="1.7cm">
          <text:p/>
        </draw:line>
        <draw:line draw:style-name="gr6" draw:text-style-name="P1" draw:layer="layout" svg:x1="9.403cm" svg:y1="2.9cm" svg:x2="10.4cm" svg:y2="2.373cm">
          <text:p/>
        </draw:line>
        <draw:line draw:style-name="gr6" draw:text-style-name="P1" draw:layer="layout" svg:x1="9.103cm" svg:y1="3.373cm" svg:x2="10.301cm" svg:y2="2.973cm">
          <text:p/>
        </draw:line>
        <draw:line draw:style-name="gr6" draw:text-style-name="P1" draw:layer="layout" svg:x1="8.703cm" svg:y1="3.573cm" svg:x2="10.301cm" svg:y2="3.773cm">
          <text:p/>
        </draw:line>
        <draw:line draw:style-name="gr6" draw:text-style-name="P1" draw:layer="layout" svg:x1="15.703cm" svg:y1="1.901cm" svg:x2="16.303cm" svg:y2="1.743cm">
          <text:p/>
        </draw:line>
        <draw:frame draw:style-name="gr20" draw:text-style-name="P7" draw:layer="layout" svg:width="5.403cm" svg:height="4.47cm" svg:x="16.602cm" svg:y="1.273cm">
          <draw:text-box>
            <text:p><text:span text:style-name="T2">해당 게시물 댓글 조회</text:span></text:p>
            <text:p text:style-name="P10"><text:span text:style-name="T2">해당 게시물 댓글 조회</text:span></text:p>
            <text:p text:style-name="P10"><text:span text:style-name="T2">해당 게시물 댓글 조회</text:span></text:p>
            <text:p text:style-name="P10"><text:span text:style-name="T2">해당 게시물 댓글 조회</text:span></text:p>
          </draw:text-box>
        </draw:frame>
        <draw:line draw:style-name="gr6" draw:text-style-name="P1" draw:layer="layout" svg:x1="15.703cm" svg:y1="2.437cm" svg:x2="16.303cm" svg:y2="2.437cm">
          <text:p/>
        </draw:line>
        <draw:line draw:style-name="gr6" draw:text-style-name="P1" draw:layer="layout" svg:x1="15.703cm" svg:y1="3.037cm" svg:x2="16.302cm" svg:y2="3.037cm">
          <text:p/>
        </draw:line>
        <draw:line draw:style-name="gr6" draw:text-style-name="P1" draw:layer="layout" svg:x1="16.003cm" svg:y1="3.937cm" svg:x2="16.603cm" svg:y2="3.779cm">
          <text:p/>
        </draw:line>
        <draw:custom-shape draw:style-name="gr15" draw:text-style-name="P2" draw:layer="layout" svg:width="4.103cm" svg:height="0.9cm" svg:x="5.299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6.002cm" svg:height="0.9cm" svg:x="10.3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0.3cm" svg:y="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5.403cm" svg:height="0.9cm" svg:x="10.399cm" svg:y="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404cm" svg:height="0.9cm" svg:x="10.298cm" svg:y="4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702cm" svg:height="2.089cm" svg:x="5.896cm" svg:y="6.068cm">
          <draw:text-box>
            <text:p>댓글 작성</text:p>
          </draw:text-box>
        </draw:frame>
        <draw:frame draw:style-name="gr20" draw:text-style-name="P7" draw:layer="layout" svg:width="5.802cm" svg:height="4.47cm" svg:x="10.9cm" svg:y="4.73cm">
          <draw:text-box>
            <text:p><text:span text:style-name="T2">한끼공유 게시글 조회</text:span></text:p>
            <text:p><text:span text:style-name="T2">맛집공유 게시글 조회</text:span></text:p>
            <text:p><text:span text:style-name="T2">자유게시판 게시글 조회</text:span></text:p>
            <text:p><text:span text:style-name="T2">Q&amp;A</text:span><text:span text:style-name="T2">게시판 게시글 조회</text:span></text:p>
          </draw:text-box>
        </draw:frame>
        <draw:line draw:style-name="gr6" draw:text-style-name="P1" draw:layer="layout" svg:x1="8.902cm" svg:y1="6.257cm" svg:x2="10.298cm" svg:y2="5.257cm">
          <text:p/>
        </draw:line>
        <draw:line draw:style-name="gr6" draw:text-style-name="P1" draw:layer="layout" svg:x1="9.402cm" svg:y1="6.457cm" svg:x2="10.399cm" svg:y2="5.93cm">
          <text:p/>
        </draw:line>
        <draw:line draw:style-name="gr6" draw:text-style-name="P1" draw:layer="layout" svg:x1="9.102cm" svg:y1="6.93cm" svg:x2="10.3cm" svg:y2="6.53cm">
          <text:p/>
        </draw:line>
        <draw:line draw:style-name="gr6" draw:text-style-name="P1" draw:layer="layout" svg:x1="8.702cm" svg:y1="7.13cm" svg:x2="10.3cm" svg:y2="7.33cm">
          <text:p/>
        </draw:line>
        <draw:custom-shape draw:style-name="gr17" draw:text-style-name="P2" draw:layer="layout" svg:width="5.502cm" svg:height="0.9cm" svg:x="16.303cm" svg:y="4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5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3cm" svg:y="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5.502cm" svg:height="0.9cm" svg:x="16.302cm" svg:y="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703cm" svg:y1="5.359cm" svg:x2="16.303cm" svg:y2="5.201cm">
          <text:p/>
        </draw:line>
        <draw:line draw:style-name="gr6" draw:text-style-name="P1" draw:layer="layout" svg:x1="15.703cm" svg:y1="5.895cm" svg:x2="16.303cm" svg:y2="5.895cm">
          <text:p/>
        </draw:line>
        <draw:line draw:style-name="gr6" draw:text-style-name="P1" draw:layer="layout" svg:x1="15.703cm" svg:y1="6.495cm" svg:x2="16.302cm" svg:y2="6.495cm">
          <text:p/>
        </draw:line>
        <draw:line draw:style-name="gr6" draw:text-style-name="P1" draw:layer="layout" svg:x1="16.003cm" svg:y1="7.395cm" svg:x2="16.603cm" svg:y2="7.237cm">
          <text:p/>
        </draw:line>
        <draw:frame draw:style-name="gr20" draw:text-style-name="P7" draw:layer="layout" svg:width="5.402cm" svg:height="4.47cm" svg:x="16.502cm" svg:y="4.73cm">
          <draw:text-box>
            <text:p text:style-name="P10"><text:span text:style-name="T2">해당 게시물 댓글 작성</text:span></text:p>
            <text:p text:style-name="P10"><text:span text:style-name="T2">해당 게시물 댓글 작성</text:span></text:p>
            <text:p text:style-name="P10"><text:span text:style-name="T2">해당 게시물 댓글 작성</text:span></text:p>
            <text:p text:style-name="P10"><text:span text:style-name="T2">해당 게시물 댓글 작성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1:26:51.503333267</meta:creation-date>
    <dc:date>2020-10-19T14:14:18.903294128</dc:date>
    <meta:editing-duration>PT1H28M50S</meta:editing-duration>
    <meta:editing-cycles>7</meta:editing-cycles>
    <meta:generator>LibreOffice/6.4.4.2$Linux_X86_64 LibreOffice_project/40$Build-2</meta:generator>
    <meta:document-statistic meta:object-count="307"/>
  </office:meta>
</office:document-meta>
</file>